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Maple Native Beta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5V</text:p>
          </table:table-cell>
          <table:table-cell table:style-name="ce7" office:value-type="string" table:number-columns-spanned="3" table:number-rows-spanned="1">
            <text:p>(or as close to +3.3V as possible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7" office:value-type="string" table:number-columns-spanned="3" table:number-rows-spanned="1">
            <text:p>Active low, break out to shiel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1">
            <text:p>1</text:p>
          </table:table-cell>
          <table:table-cell office:value-type="string">
            <text:p>RX3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0">
            <text:p>0</text:p>
          </table:table-cell>
          <table:table-cell office:value-type="string">
            <text:p>TX3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office:value-type="string">
            <text:p>Green</text:p>
          </table:table-cell>
          <table:table-cell office:value-type="string">
            <text:p>PPS</text:p>
          </table:table-cell>
          <table:table-cell office:value-type="float" office:value="25">
            <text:p>25</text:p>
          </table:table-cell>
          <table:table-cell office:value-type="string">
            <text:p>Interrupt</text:p>
          </table:table-cell>
          <table:table-cell table:number-columns-repeated="3"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27">
            <text:p>27</text:p>
          </table:table-cell>
          <table:table-cell office:value-type="string">
            <text:p>RX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table:number-columns-repeated="2"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ISO</text:p>
          </table:table-cell>
          <table:table-cell table:number-columns-repeated="3"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MOSI</text:p>
          </table:table-cell>
          <table:table-cell table:number-columns-repeated="3"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CK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table:style-name="ce4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53">
            <text:p>53</text:p>
          </table:table-cell>
          <table:table-cell office:value-type="string">
            <text:p>SCLK</text:p>
          </table:table-cell>
          <table:table-cell/>
          <table:table-cell table:style-name="ce9" office:value-type="string" table:number-columns-spanned="1" table:number-rows-spanned="6">
            <text:p>Serial interface</text:p>
          </table:table-cell>
          <table:table-cell/>
        </table:table-row>
        <table:table-row table:style-name="ro2">
          <table:table-cell office:value-type="string">
            <text:p>J5.9</text:p>
          </table:table-cell>
          <table:table-cell office:value-type="string">
            <text:p>nDRDY</text:p>
          </table:table-cell>
          <table:table-cell office:value-type="float" office:value="40">
            <text:p>40</text:p>
          </table:table-cell>
          <table:table-cell office:value-type="string">
            <text:p>Interrupt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54">
            <text:p>54</text:p>
          </table:table-cell>
          <table:table-cell office:value-type="string">
            <text:p>DIN (output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55">
            <text:p>55</text:p>
          </table:table-cell>
          <table:table-cell office:value-type="string">
            <text:p>DOUT (input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38">
            <text:p>38</text:p>
          </table:table-cell>
          <table:table-cell office:value-type="string">
            <text:p>I2C clock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39">
            <text:p>39</text:p>
          </table:table-cell>
          <table:table-cell office:value-type="string">
            <text:p>I2C dat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6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J8.1</text:p>
          </table:table-cell>
          <table:table-cell office:value-type="string">
            <text:p>+10V</text:p>
          </table:table-cell>
          <table:table-cell office:value-type="string">
            <text:p>+6V</text:p>
          </table:table-cell>
          <table:table-cell table:number-columns-repeated="2"/>
          <table:table-cell table:style-name="ce9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office:value-type="string">
            <text:p>-10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</text:p>
          </table:table-cell>
          <table:table-cell office:value-type="string">
            <text:p>+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table:number-columns-repeated="2"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table-cell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7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7" office:value-type="string" table:number-columns-spanned="4" table:number-rows-spanned="1">
            <text:p>Use on-board clock to drive ADS1282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7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8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7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7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7" office:value-type="string" table:number-columns-spanned="4" table:number-rows-spanned="1">
            <text:p>Power +5V to +2.5V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7" office:value-type="string" table:number-columns-spanned="4" table:number-rows-spanned="1">
            <text:p>Power -5V to -2.5V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7" office:value-type="string" table:number-columns-spanned="4" table:number-rows-spanned="1">
            <text:p>Has 3.3V digital supply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7" office:value-type="string" table:number-columns-spanned="4" table:number-rows-spanned="1">
            <text:p>Use AGND as DGND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No</text:p>
          </table:table-cell>
          <table:table-cell table:style-name="ce7" office:value-type="string" table:number-columns-spanned="4" table:number-rows-spanned="1">
            <text:p>Connected by J7.78</text:p>
          </table:table-cell>
          <table:covered-table-cell table:number-columns-repeated="3" table:style-name="ce8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3-30T13:19:52</dc:date>
    <dc:creator>Gaute Hope</dc:creator>
    <meta:editing-duration>P1DT2H28M32S</meta:editing-duration>
    <meta:editing-cycles>54</meta:editing-cycles>
    <meta:generator>LibreOffice/3.5$Linux_X86_64 LibreOffice_project/350m1$Build-102</meta:generator>
    <meta:document-statistic meta:table-count="3" meta:cell-count="174" meta:object-count="0"/>
  </office:meta>
</office:document-meta>
</file>